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4165in" fo:margin-right="0in" fo:text-indent="-0.25in" style:auto-text-indent="false" fo:padding="0in" fo:border="none"/>
    </style:style>
    <style:style style:name="P2" style:family="paragraph" style:parent-style-name="Standard" style:list-style-name="WWNum1" style:master-page-name="Standard">
      <style:paragraph-properties fo:margin-left="0.4165in" fo:margin-right="0in" fo:text-indent="-0.25in" style:auto-text-indent="false" style:page-number="1" fo:padding="0in" fo:border="none"/>
    </style:style>
    <style:style style:name="T1" style:family="text">
      <style:text-properties fo:color="#0000ee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579859" text:style-name="WWNum1">
        <text:list-item>
          <text:p text:style-name="P2"><text:a xlink:type="simple" xlink:href="https://github.com/salvatore-arienzo/Arduino-Robot-Car-Line-Following-Obstacle-Avoidance/blob/main/LineFollowingObstacleAvoidanceUS.ino" text:style-name="ListLabel_20_10" text:visited-style-name="ListLabel_20_10"><text:span text:style-name="T1">https://github.com/salvatore-arienzo/Arduino-Robot-Car-Line-Following-Obstacle-Avoidance/blob/main/LineFollowingObstacleAvoidanceUS.ino</text:span></text:a></text:p>
        </text:list-item>
        <text:list-item>
          <text:p text:style-name="P1"><text:a xlink:type="simple" xlink:href="https://www.instructables.com/Arduino-Obstacle-Avoidance-Line-Follower-Robot-Pro/" text:style-name="ListLabel_20_10" text:visited-style-name="ListLabel_20_10"><text:span text:style-name="T1">https://www.instructables.com/Arduino-Obstacle-Avoidance-Line-Follower-Robot-Pro/</text:span></text:a></text:p>
        </text:list-item>
        <text:list-item>
          <text:p text:style-name="P1"><text:a xlink:type="simple" xlink:href="https://github.com/un0038998/LineFollowerRobot/blob/main/LineFollowerRobot/LineFollowerRobot.ino" text:style-name="ListLabel_20_10" text:visited-style-name="ListLabel_20_10"><text:span text:style-name="T1">https://github.com/un0038998/LineFollowerRobot/blob/main/LineFollowerRobot/LineFollowerRobot.ino</text:span></text:a></text:p>
        </text:list-item>
        <text:list-item>
          <text:p text:style-name="P1"><text:a xlink:type="simple" xlink:href="https://www.mrelectrouino.com/2021/03/Arduino%20obstacle%20avoidance%20line%20follower%20robot.html" text:style-name="ListLabel_20_10" text:visited-style-name="ListLabel_20_10"><text:span text:style-name="T1">https://www.mrelectrouino.com/2021/03/Arduino%20obstacle%20avoidance%20line%20follower%20robot.html</text:span></text:a></text:p>
        </text:list-item>
        <text:list-item>
          <text:p text:style-name="P1"><text:a xlink:type="simple" xlink:href="https://youtu.be/QKXEycqRphg" text:style-name="ListLabel_20_10" text:visited-style-name="ListLabel_20_10"><text:span text:style-name="T1">https://youtu.be/QKXEycqRphg</text:span></text:a></text:p>
        </text:list-item>
        <text:list-item>
          <text:p text:style-name="P1"><text:a xlink:type="simple" xlink:href="https://www.youtube.com/watch?v=SBRk4YxBWak" text:style-name="ListLabel_20_10" text:visited-style-name="ListLabel_20_10"><text:span text:style-name="T1">https://www.youtube.com/watch?v=SBRk4YxBWak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color="#0000e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6" meta:word-count="12" meta:character-count="488" meta:non-whitespace-character-count="488"/>
    <meta:generator>LibreOfficeDev/6.0.5.2$Linux_X86_64 LibreOffice_project/</meta:generator>
  </office:meta>
</office:document-meta>
</file>